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78cm" fo:margin-left="0.831cm" table:align="left"/>
    </style:style>
    <style:style style:name="Tabla1.A" style:family="table-column">
      <style:table-column-properties style:column-width="2.1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P2" style:family="paragraph" style:parent-style-name="Header">
      <style:paragraph-properties fo:text-align="start" style:justify-single-word="false"/>
      <style:text-properties officeooo:rsid="00c7a362" officeooo:paragraph-rsid="00c7a362"/>
    </style:style>
    <style:style style:name="P3" style:family="paragraph" style:parent-style-name="Text_20_body">
      <style:text-properties officeooo:rsid="0194f0dd"/>
    </style:style>
    <style:style style:name="P4" style:family="paragraph" style:parent-style-name="Text_20_body">
      <style:text-properties officeooo:rsid="01a69b19" officeooo:paragraph-rsid="01a69b19"/>
    </style:style>
    <style:style style:name="P5" style:family="paragraph" style:parent-style-name="Text_20_body">
      <style:text-properties officeooo:rsid="01e58d74" officeooo:paragraph-rsid="01e58d74"/>
    </style:style>
    <style:style style:name="P6" style:family="paragraph" style:parent-style-name="Text_20_body">
      <style:text-properties officeooo:rsid="01e58d74" officeooo:paragraph-rsid="01ed9f95"/>
    </style:style>
    <style:style style:name="P7" style:family="paragraph" style:parent-style-name="Text_20_body">
      <style:text-properties officeooo:rsid="01e5c851" officeooo:paragraph-rsid="01e5c851"/>
    </style:style>
    <style:style style:name="P8" style:family="paragraph" style:parent-style-name="Text_20_body">
      <style:text-properties officeooo:rsid="01e5c851" officeooo:paragraph-rsid="01ed9f95"/>
    </style:style>
    <style:style style:name="P9" style:family="paragraph" style:parent-style-name="Text_20_body">
      <style:text-properties officeooo:rsid="01e5c851" officeooo:paragraph-rsid="020dc580"/>
    </style:style>
    <style:style style:name="P10" style:family="paragraph" style:parent-style-name="Text_20_body">
      <style:text-properties officeooo:rsid="01eb56fb" officeooo:paragraph-rsid="01ed9f95"/>
    </style:style>
    <style:style style:name="P11" style:family="paragraph" style:parent-style-name="Text_20_body">
      <style:text-properties officeooo:rsid="01f1c8fb" officeooo:paragraph-rsid="01f1c8fb"/>
    </style:style>
    <style:style style:name="P12" style:family="paragraph" style:parent-style-name="Text_20_body">
      <style:text-properties officeooo:rsid="01f95c2e" officeooo:paragraph-rsid="01f95c2e"/>
    </style:style>
    <style:style style:name="P13" style:family="paragraph" style:parent-style-name="Text_20_body">
      <style:text-properties officeooo:rsid="01fbff86" officeooo:paragraph-rsid="01fbff86"/>
    </style:style>
    <style:style style:name="P14" style:family="paragraph" style:parent-style-name="Text_20_body">
      <style:text-properties officeooo:rsid="0203d1eb" officeooo:paragraph-rsid="0203d1eb"/>
    </style:style>
    <style:style style:name="P15" style:family="paragraph" style:parent-style-name="Text_20_body">
      <style:text-properties officeooo:rsid="020a9f45" officeooo:paragraph-rsid="020dc580"/>
    </style:style>
    <style:style style:name="P16" style:family="paragraph" style:parent-style-name="Text_20_body">
      <style:text-properties officeooo:rsid="020dc580" officeooo:paragraph-rsid="020dc580"/>
    </style:style>
    <style:style style:name="P17" style:family="paragraph" style:parent-style-name="Text_20_body">
      <style:text-properties officeooo:rsid="0211f9b6" officeooo:paragraph-rsid="0211f9b6"/>
    </style:style>
    <style:style style:name="P18" style:family="paragraph" style:parent-style-name="Text_20_body">
      <style:text-properties officeooo:rsid="0211f9b6" officeooo:paragraph-rsid="0216f2d9"/>
    </style:style>
    <style:style style:name="P19" style:family="paragraph" style:parent-style-name="Text_20_body">
      <style:text-properties officeooo:rsid="02156b60" officeooo:paragraph-rsid="0218c8c7"/>
    </style:style>
    <style:style style:name="P20" style:family="paragraph" style:parent-style-name="Text_20_body">
      <style:text-properties officeooo:rsid="0218c8c7" officeooo:paragraph-rsid="0218c8c7"/>
    </style:style>
    <style:style style:name="P21" style:family="paragraph" style:parent-style-name="Text_20_body">
      <style:text-properties officeooo:rsid="021badee" officeooo:paragraph-rsid="021badee"/>
    </style:style>
    <style:style style:name="P22" style:family="paragraph" style:parent-style-name="Text_20_body">
      <style:text-properties officeooo:rsid="021f627a" officeooo:paragraph-rsid="021f627a"/>
    </style:style>
    <style:style style:name="P23" style:family="paragraph" style:parent-style-name="Text_20_body">
      <style:text-properties officeooo:rsid="0222141a" officeooo:paragraph-rsid="0222141a"/>
    </style:style>
    <style:style style:name="P24" style:family="paragraph" style:parent-style-name="Text_20_body">
      <style:paragraph-properties fo:margin-left="1.27cm" fo:margin-right="0cm" fo:text-indent="0cm" style:auto-text-indent="false"/>
      <style:text-properties officeooo:rsid="01f7525b" officeooo:paragraph-rsid="01f7525b"/>
    </style:style>
    <style:style style:name="P25" style:family="paragraph" style:parent-style-name="Table_20_Contents">
      <style:paragraph-properties fo:text-align="center" style:justify-single-word="false"/>
      <style:text-properties officeooo:rsid="021d8ca1" officeooo:paragraph-rsid="021d8ca1"/>
    </style:style>
    <style:style style:name="P26" style:family="paragraph" style:parent-style-name="Heading_20_2">
      <style:text-properties officeooo:rsid="01e9b895" officeooo:paragraph-rsid="01e9b895"/>
    </style:style>
    <style:style style:name="P27" style:family="paragraph" style:parent-style-name="Text_20_body" style:list-style-name="L1">
      <style:text-properties officeooo:rsid="020dc580" officeooo:paragraph-rsid="020dc580"/>
    </style:style>
    <style:style style:name="P28" style:family="paragraph" style:parent-style-name="Text_20_body">
      <style:text-properties officeooo:rsid="01f95c2e" officeooo:paragraph-rsid="01f95c2e"/>
    </style:style>
    <style:style style:name="P29" style:family="paragraph" style:parent-style-name="Text_20_body">
      <style:text-properties officeooo:rsid="01e5c851" officeooo:paragraph-rsid="0218c8c7"/>
    </style:style>
    <style:style style:name="T1" style:family="text">
      <style:text-properties officeooo:rsid="0198fc0b"/>
    </style:style>
    <style:style style:name="T2" style:family="text">
      <style:text-properties officeooo:rsid="019c294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1e5c851" style:font-style-asian="italic" style:font-style-complex="italic"/>
    </style:style>
    <style:style style:name="T5" style:family="text">
      <style:text-properties fo:font-style="italic" officeooo:rsid="01e92d4b" style:font-style-asian="italic" style:font-style-complex="italic"/>
    </style:style>
    <style:style style:name="T6" style:family="text">
      <style:text-properties fo:font-style="italic" officeooo:rsid="01eba130" style:font-style-asian="italic" style:font-style-complex="italic"/>
    </style:style>
    <style:style style:name="T7" style:family="text">
      <style:text-properties fo:font-style="italic" officeooo:rsid="01ed8284" style:font-style-asian="italic" style:font-style-complex="italic"/>
    </style:style>
    <style:style style:name="T8" style:family="text">
      <style:text-properties fo:font-style="italic" officeooo:rsid="01ed9f95" style:font-style-asian="italic" style:font-style-complex="italic"/>
    </style:style>
    <style:style style:name="T9" style:family="text">
      <style:text-properties fo:font-style="italic" officeooo:rsid="01ee2c95" style:font-style-asian="italic" style:font-style-complex="italic"/>
    </style:style>
    <style:style style:name="T10" style:family="text">
      <style:text-properties fo:font-style="italic" officeooo:rsid="01f390de" style:font-style-asian="italic" style:font-style-complex="italic"/>
    </style:style>
    <style:style style:name="T11" style:family="text">
      <style:text-properties fo:font-style="italic" officeooo:rsid="01fa64bf" style:font-style-asian="italic" style:font-style-complex="italic"/>
    </style:style>
    <style:style style:name="T12" style:family="text">
      <style:text-properties fo:font-style="italic" officeooo:rsid="0204caf5" style:font-style-asian="italic" style:font-style-complex="italic"/>
    </style:style>
    <style:style style:name="T13" style:family="text">
      <style:text-properties fo:font-style="italic" officeooo:rsid="0214f9e9" style:font-style-asian="italic" style:font-style-complex="italic"/>
    </style:style>
    <style:style style:name="T14" style:family="text">
      <style:text-properties fo:font-style="italic" officeooo:rsid="0218c8c7" style:font-style-asian="italic" style:font-style-complex="italic"/>
    </style:style>
    <style:style style:name="T15" style:family="text">
      <style:text-properties fo:font-style="italic" officeooo:rsid="0219ee45" style:font-style-asian="italic" style:font-style-complex="italic"/>
    </style:style>
    <style:style style:name="T16" style:family="text">
      <style:text-properties officeooo:rsid="01e5c851"/>
    </style:style>
    <style:style style:name="T17" style:family="text">
      <style:text-properties style:text-position="super 58%" officeooo:rsid="01e5c851"/>
    </style:style>
    <style:style style:name="T18" style:family="text">
      <style:text-properties officeooo:rsid="01e92d4b"/>
    </style:style>
    <style:style style:name="T19" style:family="text">
      <style:text-properties officeooo:rsid="01eba130"/>
    </style:style>
    <style:style style:name="T20" style:family="text">
      <style:text-properties officeooo:rsid="01ed8284"/>
    </style:style>
    <style:style style:name="T21" style:family="text">
      <style:text-properties officeooo:rsid="01f390de"/>
    </style:style>
    <style:style style:name="T22" style:family="text">
      <style:text-properties officeooo:rsid="01f8b64a"/>
    </style:style>
    <style:style style:name="T23" style:family="text">
      <style:text-properties officeooo:rsid="01fa64bf"/>
    </style:style>
    <style:style style:name="T24" style:family="text">
      <style:text-properties officeooo:rsid="02015043"/>
    </style:style>
    <style:style style:name="T25" style:family="text">
      <style:text-properties officeooo:rsid="0204caf5"/>
    </style:style>
    <style:style style:name="T26" style:family="text">
      <style:text-properties officeooo:rsid="02056a51"/>
    </style:style>
    <style:style style:name="T27" style:family="text">
      <style:text-properties officeooo:rsid="020a90d6"/>
    </style:style>
    <style:style style:name="T28" style:family="text">
      <style:text-properties officeooo:rsid="020dc580"/>
    </style:style>
    <style:style style:name="T29" style:family="text">
      <style:text-properties officeooo:rsid="020eeb46"/>
    </style:style>
    <style:style style:name="T30" style:family="text">
      <style:text-properties officeooo:rsid="0214f9e9"/>
    </style:style>
    <style:style style:name="T31" style:family="text">
      <style:text-properties officeooo:rsid="0218c8c7"/>
    </style:style>
    <style:style style:name="T32" style:family="text">
      <style:text-properties officeooo:rsid="0219ee45"/>
    </style:style>
    <style:style style:name="T33" style:family="text">
      <style:text-properties officeooo:rsid="021ce825"/>
    </style:style>
    <style:style style:name="T34" style:family="text">
      <style:text-properties officeooo:rsid="02204081"/>
    </style:style>
    <style:style style:name="T35" style:family="text">
      <style:text-properties officeooo:rsid="0222e1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Ejercicios</text:span> <text:span text:style-name="T1">de arrays</text:span></text:h>
      <text:p text:style-name="P3"/>
      <text:h text:style-name="P26" text:outline-level="2">Arrays inicializados en la propia declaración</text:h>
      <text:p text:style-name="P4"/>
      <text:p text:style-name="P5">1.- Crea un array de Strings llamado <text:span text:style-name="T3">estaciones</text:span> cuyos valores sean los nombres de las cuatro estaciones del año. <text:span text:style-name="T20">Haz que después se muestren todos los valores mediante un bucle </text:span><text:span text:style-name="T7">for</text:span><text:span text:style-name="T20">.</text:span></text:p>
      <text:p text:style-name="P5"/>
      <text:p text:style-name="P6">2.- Crea un array de Strings llamado <text:span text:style-name="T3">meses</text:span> cuyos valores sean los nombres de los doce meses del año. <text:span text:style-name="T20">Haz que después se muestren todos los valores mediante un bucle </text:span><text:span text:style-name="T8">while</text:span><text:span text:style-name="T20">.</text:span></text:p>
      <text:p text:style-name="P5"/>
      <text:p text:style-name="P6">3.- <text:span text:style-name="T16">Crea un array llamado </text:span><text:span text:style-name="T4">densidades</text:span><text:span text:style-name="T16"> con las densidades (en g/cm</text:span><text:span text:style-name="T17">3</text:span><text:span text:style-name="T16">) de los nueve (</text:span><text:span text:style-name="T4">sí, nueve</text:span><text:span text:style-name="T16">) planetas del Sistema Solar. Haz que después se muestren todos los valores mediante un bucle </text:span><text:span text:style-name="T7">for</text:span><text:span text:style-name="T20">.</text:span></text:p>
      <text:p text:style-name="P5"/>
      <text:h text:style-name="Heading_20_2" text:outline-level="2">Arrays inicializados con valores por defecto</text:h>
      <text:p text:style-name="P5"/>
      <text:p text:style-name="P8">4.- <text:span text:style-name="T18">Crea un array llamado </text:span><text:span text:style-name="T5">companyeros</text:span><text:span text:style-name="T18"> con 4 posiciones y ve asignando a cada una de ellas el nombre de uno de los cuatro compañeros más cercanos a tu sitio. Haz que después se muestren todos los valores mediante un bucle </text:span><text:span text:style-name="T7">for</text:span><text:span text:style-name="T20">.</text:span></text:p>
      <text:p text:style-name="P7"/>
      <text:p text:style-name="P10">5.- <text:span text:style-name="T19">Crea un array llamado </text:span><text:span text:style-name="T6">notas</text:span><text:span text:style-name="T19"> con cinco posiciones y ve asignando a cada una de ellas el valor de un examen que hayas hecho este curso (no sólo de programación). Haz que después se muestren todos los valores mediante un bucle </text:span><text:span text:style-name="T9">while</text:span><text:span text:style-name="T19">.</text:span></text:p>
      <text:p text:style-name="P7"/>
      <text:h text:style-name="Heading_20_2" text:outline-level="2"><text:span text:style-name="T27">Leer arrays</text:span> desde consola</text:h>
      <text:p text:style-name="P7"/>
      <text:p text:style-name="P11">6.- Escribe un programa que pida <text:span text:style-name="T21">por consola </text:span>los precios de diez productos y los guarde en un array. <text:span text:style-name="T20">Haz que después se muestren todos los valores mediante un bucle </text:span><text:span text:style-name="T7">for</text:span><text:span text:style-name="T20">.</text:span></text:p>
      <text:p text:style-name="P11"/>
      <text:p text:style-name="P12">7.- <text:span text:style-name="T23">Crea un array de 10 elementos de tipo double llamado </text:span><text:span text:style-name="T11">notas</text:span><text:span text:style-name="T23">. Ve leyendo las diez notas desde la consola, mediante un bucle </text:span><text:span text:style-name="T11">while</text:span><text:span text:style-name="T23">, y guardándolas en el array. A continuación, muestra las diez notas.</text:span></text:p>
      <text:p text:style-name="P12"/>
      <text:p text:style-name="P13">8.- Modifica el programa anterior para que el programa <text:span text:style-name="T26">pare de pedir notas</text:span> si se le pasa un valor negativo.</text:p>
      <text:p text:style-name="P12"/>
      <text:p text:style-name="P12"/>
      <text:p text:style-name="P12"/>
      <text:p text:style-name="P11"><text:soft-page-break/><text:span text:style-name="T24">9</text:span>.- <text:span text:style-name="T21">Escribe un programa que lea desde la consola el enunciado de una pregunta y las cuatro posibles respuestas, guardando los cinco valores en un array llamado </text:span><text:span text:style-name="T10">test</text:span><text:span text:style-name="T21">. A continuación los mostrará cómo si fuera una pregunta de tipo test. Por ejemplo:</text:span></text:p>
      <text:p text:style-name="P11"/>
      <text:p text:style-name="P24">¿Quién creó el Altair 8800, el primer ordenador personal?</text:p>
      <text:p text:style-name="P24"><text:tab/>a) Bill Gates</text:p>
      <text:p text:style-name="P24"><text:tab/>b) Steve Jobs</text:p>
      <text:p text:style-name="P24"><text:tab/>c) Ed Roberts</text:p>
      <text:p text:style-name="P24"><text:tab/>d) <text:span text:style-name="T22">Gary Kildall</text:span></text:p>
      <text:p text:style-name="P7"/>
      <text:h text:style-name="Heading_20_2" text:outline-level="2">Arrays incompletos</text:h>
      <text:p text:style-name="P7"/>
      <text:p text:style-name="P14">10.- <text:span text:style-name="T25">Crea un programa que lea los precios de hasta cien productos y los guarde en un array llamado </text:span><text:span text:style-name="T12">compra</text:span><text:span text:style-name="T25">. Mientras los precios se van pidiendo al usuario, si éste introduce el valor 0, el programa entenderá que se ha terminado la compra, y mostrará todos los precios introducidos hasta el momento (no las posiciones vacías).</text:span></text:p>
      <text:p text:style-name="P14"/>
      <text:p text:style-name="P15">11.- <text:span text:style-name="T28">Crea un programa que almacene las órdenes que debe seguir un robot en un array de 1000 elementos. Las órdenes son palabras escritas por el usuario en la consola como:</text:span></text:p>
      <text:p text:style-name="P15"/>
      <text:list xml:id="list1484354206694395380" text:style-name="L1">
        <text:list-item>
          <text:p text:style-name="P27">izquierda</text:p>
        </text:list-item>
        <text:list-item>
          <text:p text:style-name="P27">derecha</text:p>
        </text:list-item>
        <text:list-item>
          <text:p text:style-name="P27">arriba</text:p>
        </text:list-item>
        <text:list-item>
          <text:p text:style-name="P27">abajo</text:p>
        </text:list-item>
        <text:list-item>
          <text:p text:style-name="P27">matar</text:p>
        </text:list-item>
      </text:list>
      <text:p text:style-name="P16"/>
      <text:p text:style-name="P16">El programa parará de pedir órdenes cuando el usuario escriba "ejecutar". <text:span text:style-name="T29">Entonces mostrará la lista de comandos que debe seguir el robot.</text:span></text:p>
      <text:p text:style-name="P9"/>
      <text:h text:style-name="Heading_20_2" text:outline-level="2">Inicialización procedural</text:h>
      <text:p text:style-name="P7"/>
      <text:p text:style-name="P18">12.- Escribe una aplicación <text:span text:style-name="T30">que cree un array de 100 posiciones llamado </text:span><text:span text:style-name="T13">matriculas</text:span><text:span text:style-name="T30"> y rellene todas las posiciones con el valor por defecto "sinmatricula". Haz que después se muestren todos los valores mediante un bucle </text:span><text:span text:style-name="T7">for</text:span><text:span text:style-name="T20">.</text:span></text:p>
      <text:p text:style-name="P17"/>
      <text:p text:style-name="P19">13.- <text:span text:style-name="T31">Crea un programa que rellene un array llamado </text:span><text:span text:style-name="T14">potencias</text:span><text:span text:style-name="T31"> con las primeras 20 potencias de 2. Haz que después se muestren todos los valores mediante un bucle </text:span><text:span text:style-name="T14">while</text:span><text:span text:style-name="T31">.</text:span></text:p>
      <text:p text:style-name="P7"><text:soft-page-break/></text:p>
      <text:p text:style-name="P20">14.- <text:span text:style-name="T32">Escribe un programa que rellene un array llamado </text:span><text:span text:style-name="T15">primos</text:span><text:span text:style-name="T32"> con los 100 primeros números primos. Recuerda que un número entero es primo si no puede dividirse por ninguno que no sea 1 o él mismo. Los primeros números primos son: <text:s/>2, 3, 5, 7, 11, 13, 17, 19, 23, 29, ...</text:span></text:p>
      <text:p text:style-name="P20"/>
      <text:h text:style-name="Heading_20_2" text:outline-level="2">Operaciones con elementos de un array</text:h>
      <text:p text:style-name="P21"/>
      <text:p text:style-name="P21">15.- <text:span text:style-name="T33">Crea un programa que declare un array con las siguientes temperaturas de las últimas dos semanas y devuelva la temperatura media:</text:span></text:p>
      <text:p text:style-name="P21"/>
      <table:table table:name="Tabla1" table:style-name="Tabla1">
        <table:table-column table:style-name="Tabla1.A" table:number-columns-repeated="7"/>
        <table:table-row>
          <table:table-cell table:style-name="Tabla1.A1" office:value-type="string">
            <text:p text:style-name="P25">15 ºC</text:p>
          </table:table-cell>
          <table:table-cell table:style-name="Tabla1.A1" office:value-type="string">
            <text:p text:style-name="P25">16'1 ºC</text:p>
          </table:table-cell>
          <table:table-cell table:style-name="Tabla1.A1" office:value-type="string">
            <text:p text:style-name="P25">16 ºC</text:p>
          </table:table-cell>
          <table:table-cell table:style-name="Tabla1.A1" office:value-type="string">
            <text:p text:style-name="P25">15'4 ºC</text:p>
          </table:table-cell>
          <table:table-cell table:style-name="Tabla1.A1" office:value-type="string">
            <text:p text:style-name="P25">15 ºC</text:p>
          </table:table-cell>
          <table:table-cell table:style-name="Tabla1.A1" office:value-type="string">
            <text:p text:style-name="P25">14 ºC</text:p>
          </table:table-cell>
          <table:table-cell table:style-name="Tabla1.G1" office:value-type="string">
            <text:p text:style-name="P25">10'2 ºC</text:p>
          </table:table-cell>
        </table:table-row>
        <table:table-row>
          <table:table-cell table:style-name="Tabla1.A2" office:value-type="string">
            <text:p text:style-name="P25">11 ºC</text:p>
          </table:table-cell>
          <table:table-cell table:style-name="Tabla1.A2" office:value-type="string">
            <text:p text:style-name="P25">11'5 ºC</text:p>
          </table:table-cell>
          <table:table-cell table:style-name="Tabla1.A2" office:value-type="string">
            <text:p text:style-name="P25">10 ºC</text:p>
          </table:table-cell>
          <table:table-cell table:style-name="Tabla1.A2" office:value-type="string">
            <text:p text:style-name="P25">10'1 ºC</text:p>
          </table:table-cell>
          <table:table-cell table:style-name="Tabla1.A2" office:value-type="string">
            <text:p text:style-name="P25">9'8 ºC</text:p>
          </table:table-cell>
          <table:table-cell table:style-name="Tabla1.A2" office:value-type="string">
            <text:p text:style-name="P25">9 ºC</text:p>
          </table:table-cell>
          <table:table-cell table:style-name="Tabla1.G2" office:value-type="string">
            <text:p text:style-name="P25">6 ºC</text:p>
          </table:table-cell>
        </table:table-row>
      </table:table>
      <text:p text:style-name="P21"/>
      <text:p text:style-name="P22">16.- <text:span text:style-name="T34">Añade al programa anterior la función de calcular cuántas temperaturas ha habido por encima de 12ºC.</text:span></text:p>
      <text:p text:style-name="P20"/>
      <text:p text:style-name="P23">17.- Escribe una aplicación que <text:span text:style-name="T35">pida al usuario</text:span> diez precios de productos. <text:span text:style-name="T35">Después devolverá el precio total a pagar y el número de productos cuyo precio sea mayor de 10 euros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MP2" style:family="paragraph" style:parent-style-name="Header">
      <style:paragraph-properties fo:text-align="start" style:justify-single-word="false"/>
      <style:text-properties officeooo:rsid="00c7a362" officeooo:paragraph-rsid="00c7a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3H17M55S</meta:editing-duration>
    <meta:editing-cycles>517</meta:editing-cycles>
    <meta:generator>LibreOffice/4.4.6.3$Windows_x86 LibreOffice_project/e8938fd3328e95dcf59dd64e7facd2c7d67c704d</meta:generator>
    <dc:date>2015-11-20T11:57:56.843000000</dc:date>
    <meta:print-date>2015-09-29T11:06:49.653000000</meta:print-date>
    <meta:document-statistic meta:table-count="1" meta:image-count="0" meta:object-count="0" meta:page-count="3" meta:paragraph-count="51" meta:word-count="693" meta:character-count="3877" meta:non-whitespace-character-count="3235"/>
    <meta:user-defined meta:name="Info 1"/>
    <meta:user-defined meta:name="Info 2"/>
    <meta:user-defined meta:name="Info 3"/>
    <meta:user-defined meta:name="Info 4"/>
  </office:meta>
</office:document-meta>
</file>